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<text:s/></text:span><text:span text:style-name="T2_2">For</text:span><text:span text:style-name="T2_3"><text:s/></text:span><text:span text:style-name="T2_4">Pattern</text:span><text:span text:style-name="T2_5"><text:s/></text:span><text:span text:style-name="T2_6">number</text:span><text:span text:style-name="T2_7"><text:s/>1<text:s/></text:span><text:span text:style-name="T2_8">with</text:span><text:span text:style-name="T2_9"><text:s/></text:span><text:span text:style-name="T2_10">inputs</text:span><text:span text:style-name="T2_11">(</text:span><text:span text:style-name="T2_12">coordinates</text:span><text:span text:style-name="T2_13">)<text:s/>:<text:s/></text:span></text:p>
      <text:p text:style-name="P3"><text:span text:style-name="T3_1">534.78<text:s text:c="2"/>534.4<text:s text:c="2"/>534.35<text:s text:c="2"/>531.62<text:s text:c="2"/>530.41<text:s text:c="2"/>525.22<text:s text:c="2"/></text:span></text:p>
      <text:p text:style-name="P4"><text:span text:style-name="T4_1">The</text:span><text:span text:style-name="T4_2"><text:s/></text:span><text:span text:style-name="T4_3">computed</text:span><text:span text:style-name="T4_4"><text:s/></text:span><text:span text:style-name="T4_5">Output</text:span><text:span text:style-name="T4_6"><text:s/>(</text:span><text:span text:style-name="T4_7">pressures</text:span><text:span text:style-name="T4_8">)<text:s/></text:span><text:span text:style-name="T4_9">is</text:span><text:span text:style-name="T4_10"><text:s/>:<text:s/>0.6002915065937536<text:s text:c="2"/>0.6222692566801641<text:s text:c="2"/>1.0499999984999002<text:s text:c="2"/>0.6003060413038576<text:s text:c="2"/>1.0499863248238193<text:s text:c="2"/></text:span></text:p>
      <text:p text:style-name="P5"><text:span text:style-name="T5_1">The</text:span><text:span text:style-name="T5_2"><text:s/></text:span><text:span text:style-name="T5_3">desired</text:span><text:span text:style-name="T5_4"><text:s/></text:span><text:span text:style-name="T5_5">Output</text:span><text:span text:style-name="T5_6"><text:s/>(</text:span><text:span text:style-name="T5_7">pressures</text:span><text:span text:style-name="T5_8">)<text:s/></text:span><text:span text:style-name="T5_9">is</text:span><text:span text:style-name="T5_10"><text:s/>:<text:s/>0.6<text:s text:c="2"/>0.79<text:s text:c="2"/>0.9<text:s text:c="2"/>0.82<text:s text:c="2"/>0.76<text:s text:c="2"/></text:span></text:p>
      <text:p text:style-name="P6"><text:span text:style-name="T6_1">The</text:span><text:span text:style-name="T6_2"><text:s/></text:span><text:span text:style-name="T6_3">RMS</text:span><text:span text:style-name="T6_4"><text:s/></text:span><text:span text:style-name="T6_5">Error</text:span><text:span text:style-name="T6_6"><text:s/>:<text:s/>0.1829911908530969</text:span></text:p>
      <text:p text:style-name="P7"><text:span text:style-name="T7_1"><text:s/></text:span><text:span text:style-name="T7_2">For</text:span><text:span text:style-name="T7_3"><text:s/></text:span><text:span text:style-name="T7_4">Pattern</text:span><text:span text:style-name="T7_5"><text:s/></text:span><text:span text:style-name="T7_6">number</text:span><text:span text:style-name="T7_7"><text:s/>2<text:s/></text:span><text:span text:style-name="T7_8">with</text:span><text:span text:style-name="T7_9"><text:s/></text:span><text:span text:style-name="T7_10">inputs</text:span><text:span text:style-name="T7_11">(</text:span><text:span text:style-name="T7_12">coordinates</text:span><text:span text:style-name="T7_13">)<text:s/>:<text:s/></text:span></text:p>
      <text:p text:style-name="P8"><text:span text:style-name="T8_1">535.55<text:s text:c="2"/>535.15<text:s text:c="2"/>535.05<text:s text:c="2"/>531.94<text:s text:c="2"/>530.63<text:s text:c="2"/>525.23<text:s text:c="2"/></text:span></text:p>
      <text:p text:style-name="P9"><text:span text:style-name="T9_1">The</text:span><text:span text:style-name="T9_2"><text:s/></text:span><text:span text:style-name="T9_3">computed</text:span><text:span text:style-name="T9_4"><text:s/></text:span><text:span text:style-name="T9_5">Output</text:span><text:span text:style-name="T9_6"><text:s/>(</text:span><text:span text:style-name="T9_7">pressures</text:span><text:span text:style-name="T9_8">)<text:s/></text:span><text:span text:style-name="T9_9">is</text:span><text:span text:style-name="T9_10"><text:s/>:<text:s/>0.8525107714009701<text:s text:c="2"/>0.6109348018802445<text:s text:c="2"/>0.6042877180812332<text:s text:c="2"/>0.9781883614330604<text:s text:c="2"/>0.6201258376483906<text:s text:c="2"/></text:span></text:p>
      <text:p text:style-name="P10"><text:span text:style-name="T10_1">The</text:span><text:span text:style-name="T10_2"><text:s/></text:span><text:span text:style-name="T10_3">desired</text:span><text:span text:style-name="T10_4"><text:s/></text:span><text:span text:style-name="T10_5">Output</text:span><text:span text:style-name="T10_6"><text:s/>(</text:span><text:span text:style-name="T10_7">pressures</text:span><text:span text:style-name="T10_8">)<text:s/></text:span><text:span text:style-name="T10_9">is</text:span><text:span text:style-name="T10_10"><text:s/>:<text:s/>0.83<text:s text:c="2"/>0.79<text:s text:c="2"/>0.9<text:s text:c="2"/>0.82<text:s text:c="2"/>1.03<text:s text:c="2"/></text:span></text:p>
      <text:p text:style-name="P11"><text:span text:style-name="T11_1">The</text:span><text:span text:style-name="T11_2"><text:s/></text:span><text:span text:style-name="T11_3">RMS</text:span><text:span text:style-name="T11_4"><text:s/></text:span><text:span text:style-name="T11_5">Error</text:span><text:span text:style-name="T11_6"><text:s/>:<text:s/>0.3130372203406484</text:span></text:p>
      <text:p text:style-name="P12"><text:span text:style-name="T12_1"><text:s/></text:span><text:span text:style-name="T12_2">For</text:span><text:span text:style-name="T12_3"><text:s/></text:span><text:span text:style-name="T12_4">Pattern</text:span><text:span text:style-name="T12_5"><text:s/></text:span><text:span text:style-name="T12_6">number</text:span><text:span text:style-name="T12_7"><text:s/>3<text:s/></text:span><text:span text:style-name="T12_8">with</text:span><text:span text:style-name="T12_9"><text:s/></text:span><text:span text:style-name="T12_10">inputs</text:span><text:span text:style-name="T12_11">(</text:span><text:span text:style-name="T12_12">coordinates</text:span><text:span text:style-name="T12_13">)<text:s/>:<text:s/></text:span></text:p>
      <text:p text:style-name="P13"><text:span text:style-name="T13_1">535.38<text:s text:c="2"/>534.98<text:s text:c="2"/>534.94<text:s text:c="2"/>532.15<text:s text:c="2"/>530.87<text:s text:c="2"/>525.38<text:s text:c="2"/></text:span></text:p>
      <text:p text:style-name="P14"><text:span text:style-name="T14_1">The</text:span><text:span text:style-name="T14_2"><text:s/></text:span><text:span text:style-name="T14_3">computed</text:span><text:span text:style-name="T14_4"><text:s/></text:span><text:span text:style-name="T14_5">Output</text:span><text:span text:style-name="T14_6"><text:s/>(</text:span><text:span text:style-name="T14_7">pressures</text:span><text:span text:style-name="T14_8">)<text:s/></text:span><text:span text:style-name="T14_9">is</text:span><text:span text:style-name="T14_10"><text:s/>:<text:s/>0.6436713980312792<text:s text:c="2"/>1.0363033689935086<text:s text:c="2"/>1.0499783054244929<text:s text:c="2"/>0.6000347970751685<text:s text:c="2"/>1.0296180214508113<text:s text:c="2"/></text:span></text:p>
      <text:p text:style-name="P15"><text:span text:style-name="T15_1">The</text:span><text:span text:style-name="T15_2"><text:s/></text:span><text:span text:style-name="T15_3">desired</text:span><text:span text:style-name="T15_4"><text:s/></text:span><text:span text:style-name="T15_5">Output</text:span><text:span text:style-name="T15_6"><text:s/>(</text:span><text:span text:style-name="T15_7">pressures</text:span><text:span text:style-name="T15_8">)<text:s/></text:span><text:span text:style-name="T15_9">is</text:span><text:span text:style-name="T15_10"><text:s/>:<text:s/>0.71<text:s text:c="2"/>0.99<text:s text:c="2"/>0.86<text:s text:c="2"/>0.74<text:s text:c="2"/>1.05<text:s text:c="2"/></text:span></text:p>
      <text:p text:style-name="P16"><text:span text:style-name="T16_1">The</text:span><text:span text:style-name="T16_2"><text:s/></text:span><text:span text:style-name="T16_3">RMS</text:span><text:span text:style-name="T16_4"><text:s/></text:span><text:span text:style-name="T16_5">Error</text:span><text:span text:style-name="T16_6"><text:s/>:<text:s/>0.06264092503060477</text:span></text:p>
      <text:p text:style-name="P17"><text:span text:style-name="T17_1"><text:s/></text:span><text:span text:style-name="T17_2">For</text:span><text:span text:style-name="T17_3"><text:s/></text:span><text:span text:style-name="T17_4">Pattern</text:span><text:span text:style-name="T17_5"><text:s/></text:span><text:span text:style-name="T17_6">number</text:span><text:span text:style-name="T17_7"><text:s/>4<text:s/></text:span><text:span text:style-name="T17_8">with</text:span><text:span text:style-name="T17_9"><text:s/></text:span><text:span text:style-name="T17_10">inputs</text:span><text:span text:style-name="T17_11">(</text:span><text:span text:style-name="T17_12">coordinates</text:span><text:span text:style-name="T17_13">)<text:s/>:<text:s/></text:span></text:p>
      <text:p text:style-name="P18"><text:span text:style-name="T18_1">534.25<text:s text:c="2"/>533.89<text:s text:c="2"/>533.74<text:s text:c="2"/>530.63<text:s text:c="2"/>529.42<text:s text:c="2"/>524.47<text:s text:c="2"/></text:span></text:p>
      <text:p text:style-name="P19"><text:span text:style-name="T19_1">The</text:span><text:span text:style-name="T19_2"><text:s/></text:span><text:span text:style-name="T19_3">computed</text:span><text:span text:style-name="T19_4"><text:s/></text:span><text:span text:style-name="T19_5">Output</text:span><text:span text:style-name="T19_6"><text:s/>(</text:span><text:span text:style-name="T19_7">pressures</text:span><text:span text:style-name="T19_8">)<text:s/></text:span><text:span text:style-name="T19_9">is</text:span><text:span text:style-name="T19_10"><text:s/>:<text:s/>0.601666069287919<text:s text:c="2"/>0.6000000016976638<text:s text:c="2"/>0.6631618922661888<text:s text:c="2"/>1.049999660997527<text:s text:c="2"/>1.0335260812157263<text:s text:c="2"/></text:span></text:p>
      <text:p text:style-name="P20"><text:span text:style-name="T20_1">The</text:span><text:span text:style-name="T20_2"><text:s/></text:span><text:span text:style-name="T20_3">desired</text:span><text:span text:style-name="T20_4"><text:s/></text:span><text:span text:style-name="T20_5">Output</text:span><text:span text:style-name="T20_6"><text:s/>(</text:span><text:span text:style-name="T20_7">pressures</text:span><text:span text:style-name="T20_8">)<text:s/></text:span><text:span text:style-name="T20_9">is</text:span><text:span text:style-name="T20_10"><text:s/>:<text:s/>0.6<text:s text:c="2"/>0.6<text:s text:c="2"/>0.92<text:s text:c="2"/>0.89<text:s text:c="2"/>1.05<text:s text:c="2"/></text:span></text:p>
      <text:p text:style-name="P21"><text:span text:style-name="T21_1">The</text:span><text:span text:style-name="T21_2"><text:s/></text:span><text:span text:style-name="T21_3">RMS</text:span><text:span text:style-name="T21_4"><text:s/></text:span><text:span text:style-name="T21_5">Error</text:span><text:span text:style-name="T21_6"><text:s/>:<text:s/>0.09183987089059138</text:span></text:p>
      <text:p text:style-name="P22"><text:span text:style-name="T22_1"><text:s/></text:span><text:span text:style-name="T22_2">For</text:span><text:span text:style-name="T22_3"><text:s/></text:span><text:span text:style-name="T22_4">Pattern</text:span><text:span text:style-name="T22_5"><text:s/></text:span><text:span text:style-name="T22_6">number</text:span><text:span text:style-name="T22_7"><text:s/>5<text:s/></text:span><text:span text:style-name="T22_8">with</text:span><text:span text:style-name="T22_9"><text:s/></text:span><text:span text:style-name="T22_10">inputs</text:span><text:span text:style-name="T22_11">(</text:span><text:span text:style-name="T22_12">coordinates</text:span><text:span text:style-name="T22_13">)<text:s/>:<text:s/></text:span></text:p>
      <text:p text:style-name="P23"><text:span text:style-name="T23_1">537.31<text:s text:c="2"/>536.84<text:s text:c="2"/>536.86<text:s text:c="2"/>533.87<text:s text:c="2"/>532.43<text:s text:c="2"/>526.39<text:s text:c="2"/></text:span></text:p>
      <text:p text:style-name="P24"><text:span text:style-name="T24_1">The</text:span><text:span text:style-name="T24_2"><text:s/></text:span><text:span text:style-name="T24_3">computed</text:span><text:span text:style-name="T24_4"><text:s/></text:span><text:span text:style-name="T24_5">Output</text:span><text:span text:style-name="T24_6"><text:s/>(</text:span><text:span text:style-name="T24_7">pressures</text:span><text:span text:style-name="T24_8">)<text:s/></text:span><text:span text:style-name="T24_9">is</text:span><text:span text:style-name="T24_10"><text:s/>:<text:s/>1.043731170176982<text:s text:c="2"/>1.0482641612941181<text:s text:c="2"/>0.6089454075050793<text:s text:c="2"/>0.6000001504588367<text:s text:c="2"/>0.6<text:s text:c="2"/></text:span></text:p>
      <text:p text:style-name="P25"><text:span text:style-name="T25_1">The</text:span><text:span text:style-name="T25_2"><text:s/></text:span><text:span text:style-name="T25_3">desired</text:span><text:span text:style-name="T25_4"><text:s/></text:span><text:span text:style-name="T25_5">Output</text:span><text:span text:style-name="T25_6"><text:s/>(</text:span><text:span text:style-name="T25_7">pressures</text:span><text:span text:style-name="T25_8">)<text:s/></text:span><text:span text:style-name="T25_9">is</text:span><text:span text:style-name="T25_10"><text:s/>:<text:s/>1.04<text:s text:c="2"/>1.05<text:s text:c="2"/>0.68<text:s text:c="2"/>0.73<text:s text:c="2"/>0.63<text:s text:c="2"/></text:span></text:p>
      <text:p text:style-name="P26"><text:span text:style-name="T26_1">The</text:span><text:span text:style-name="T26_2"><text:s/></text:span><text:span text:style-name="T26_3">RMS</text:span><text:span text:style-name="T26_4"><text:s/></text:span><text:span text:style-name="T26_5">Error</text:span><text:span text:style-name="T26_6"><text:s/>:<text:s/>0.022865650762246777</text:span></text:p>
      <text:p text:style-name="P27"><text:span text:style-name="T27_1"><text:s/></text:span><text:span text:style-name="T27_2">For</text:span><text:span text:style-name="T27_3"><text:s/></text:span><text:span text:style-name="T27_4">Pattern</text:span><text:span text:style-name="T27_5"><text:s/></text:span><text:span text:style-name="T27_6">number</text:span><text:span text:style-name="T27_7"><text:s/>6<text:s/></text:span><text:span text:style-name="T27_8">with</text:span><text:span text:style-name="T27_9"><text:s/></text:span><text:span text:style-name="T27_10">inputs</text:span><text:span text:style-name="T27_11">(</text:span><text:span text:style-name="T27_12">coordinates</text:span><text:span text:style-name="T27_13">)<text:s/>:<text:s/></text:span></text:p>
      <text:p text:style-name="P28"><text:span text:style-name="T28_1">535.15<text:s text:c="2"/>534.75<text:s text:c="2"/>534.76<text:s text:c="2"/>532.25<text:s text:c="2"/>531.04<text:s text:c="2"/>525.7<text:s text:c="2"/></text:span></text:p>
      <text:p text:style-name="P29"><text:span text:style-name="T29_1">The</text:span><text:span text:style-name="T29_2"><text:s/></text:span><text:span text:style-name="T29_3">computed</text:span><text:span text:style-name="T29_4"><text:s/></text:span><text:span text:style-name="T29_5">Output</text:span><text:span text:style-name="T29_6"><text:s/>(</text:span><text:span text:style-name="T29_7">pressures</text:span><text:span text:style-name="T29_8">)<text:s/></text:span><text:span text:style-name="T29_9">is</text:span><text:span text:style-name="T29_10"><text:s/>:<text:s/>0.6002211744223781<text:s text:c="2"/>1.0489303026589596<text:s text:c="2"/>1.0499999999998941<text:s text:c="2"/>0.6000000052461897<text:s text:c="2"/>1.0499990929679555<text:s text:c="2"/></text:span></text:p>
      <text:p text:style-name="P30"><text:span text:style-name="T30_1">The</text:span><text:span text:style-name="T30_2"><text:s/></text:span><text:span text:style-name="T30_3">desired</text:span><text:span text:style-name="T30_4"><text:s/></text:span><text:span text:style-name="T30_5">Output</text:span><text:span text:style-name="T30_6"><text:s/>(</text:span><text:span text:style-name="T30_7">pressures</text:span><text:span text:style-name="T30_8">)<text:s/></text:span><text:span text:style-name="T30_9">is</text:span><text:span text:style-name="T30_10"><text:s/>:<text:s/>0.6<text:s text:c="2"/>0.87<text:s text:c="2"/>1.05<text:s text:c="2"/>0.62<text:s text:c="2"/>0.87<text:s text:c="2"/></text:span></text:p>
      <text:p text:style-name="P31"><text:span text:style-name="T31_1">The</text:span><text:span text:style-name="T31_2"><text:s/></text:span><text:span text:style-name="T31_3">RMS</text:span><text:span text:style-name="T31_4"><text:s/></text:span><text:span text:style-name="T31_5">Error</text:span><text:span text:style-name="T31_6"><text:s/>:<text:s/>0.0648157753871911</text:span></text:p>
      <text:p text:style-name="P32"><text:span text:style-name="T32_1"><text:s/></text:span><text:span text:style-name="T32_2">For</text:span><text:span text:style-name="T32_3"><text:s/></text:span><text:span text:style-name="T32_4">Pattern</text:span><text:span text:style-name="T32_5"><text:s/></text:span><text:span text:style-name="T32_6">number</text:span><text:span text:style-name="T32_7"><text:s/>7<text:s/></text:span><text:span text:style-name="T32_8">with</text:span><text:span text:style-name="T32_9"><text:s/></text:span><text:span text:style-name="T32_10">inputs</text:span><text:span text:style-name="T32_11">(</text:span><text:span text:style-name="T32_12">coordinates</text:span><text:span text:style-name="T32_13">)<text:s/>:<text:s/></text:span></text:p>
      <text:p text:style-name="P33"><text:span text:style-name="T33_1">537.1<text:s text:c="2"/>536.64<text:s text:c="2"/>536.64<text:s text:c="2"/>533.65<text:s text:c="2"/>532.23<text:s text:c="2"/>526.24<text:s text:c="2"/></text:span></text:p>
      <text:p text:style-name="P34"><text:span text:style-name="T34_1">The</text:span><text:span text:style-name="T34_2"><text:s/></text:span><text:span text:style-name="T34_3">computed</text:span><text:span text:style-name="T34_4"><text:s/></text:span><text:span text:style-name="T34_5">Output</text:span><text:span text:style-name="T34_6"><text:s/>(</text:span><text:span text:style-name="T34_7">pressures</text:span><text:span text:style-name="T34_8">)<text:s/></text:span><text:span text:style-name="T34_9">is</text:span><text:span text:style-name="T34_10"><text:s/>:<text:s/>1.0436344927511616<text:s text:c="2"/>1.0482241534764842<text:s text:c="2"/>0.6091643919378267<text:s text:c="2"/>0.6000001523900886<text:s text:c="2"/>0.6<text:s text:c="2"/></text:span></text:p>
      <text:p text:style-name="P35"><text:span text:style-name="T35_1">The</text:span><text:span text:style-name="T35_2"><text:s/></text:span><text:span text:style-name="T35_3">desired</text:span><text:span text:style-name="T35_4"><text:s/></text:span><text:span text:style-name="T35_5">Output</text:span><text:span text:style-name="T35_6"><text:s/>(</text:span><text:span text:style-name="T35_7">pressures</text:span><text:span text:style-name="T35_8">)<text:s/></text:span><text:span text:style-name="T35_9">is</text:span><text:span text:style-name="T35_10"><text:s/>:<text:s/>1.02<text:s text:c="2"/>1.05<text:s text:c="2"/>0.66<text:s text:c="2"/>0.76<text:s text:c="2"/>0.66<text:s text:c="2"/></text:span></text:p>
      <text:p text:style-name="P36"><text:span text:style-name="T36_1">The</text:span><text:span text:style-name="T36_2"><text:s/></text:span><text:span text:style-name="T36_3">RMS</text:span><text:span text:style-name="T36_4"><text:s/></text:span><text:span text:style-name="T36_5">Error</text:span><text:span text:style-name="T36_6"><text:s/>:<text:s/>0.03234595316072557</text:span></text:p>
      <text:p text:style-name="P37"><text:span text:style-name="T37_1"><text:s/></text:span><text:span text:style-name="T37_2">For</text:span><text:span text:style-name="T37_3"><text:s/></text:span><text:span text:style-name="T37_4">Pattern</text:span><text:span text:style-name="T37_5"><text:s/></text:span><text:span text:style-name="T37_6">number</text:span><text:span text:style-name="T37_7"><text:s/>8<text:s/></text:span><text:span text:style-name="T37_8">with</text:span><text:span text:style-name="T37_9"><text:s/></text:span><text:span text:style-name="T37_10">inputs</text:span><text:span text:style-name="T37_11">(</text:span><text:span text:style-name="T37_12">coordinates</text:span><text:span text:style-name="T37_13">)<text:s/>:<text:s/></text:span></text:p>
      <text:p text:style-name="P38"><text:span text:style-name="T38_1">535.52<text:s text:c="2"/>535.12<text:s text:c="2"/>535.08<text:s text:c="2"/>532.26<text:s text:c="2"/>530.99<text:s text:c="2"/>525.56<text:s text:c="2"/></text:span></text:p>
      <text:p text:style-name="P39"><text:span text:style-name="T39_1">The</text:span><text:span text:style-name="T39_2"><text:s/></text:span><text:span text:style-name="T39_3">computed</text:span><text:span text:style-name="T39_4"><text:s/></text:span><text:span text:style-name="T39_5">Output</text:span><text:span text:style-name="T39_6"><text:s/>(</text:span><text:span text:style-name="T39_7">pressures</text:span><text:span text:style-name="T39_8">)<text:s/></text:span><text:span text:style-name="T39_9">is</text:span><text:span text:style-name="T39_10"><text:s/>:<text:s/>0.6381741526232199<text:s text:c="2"/>1.0254954685454254<text:s text:c="2"/>1.049975279424336<text:s text:c="2"/>0.6000610312072114<text:s text:c="2"/>1.0315621216506612<text:s text:c="2"/></text:span></text:p>
      <text:p text:style-name="P40"><text:span text:style-name="T40_1">The</text:span><text:span text:style-name="T40_2"><text:s/></text:span><text:span text:style-name="T40_3">desired</text:span><text:span text:style-name="T40_4"><text:s/></text:span><text:span text:style-name="T40_5">Output</text:span><text:span text:style-name="T40_6"><text:s/>(</text:span><text:span text:style-name="T40_7">pressures</text:span><text:span text:style-name="T40_8">)<text:s/></text:span><text:span text:style-name="T40_9">is</text:span><text:span text:style-name="T40_10"><text:s/>:<text:s/>0.74<text:s text:c="2"/>0.79<text:s text:c="2"/>1.05<text:s text:c="2"/>0.6<text:s text:c="2"/>1.03<text:s text:c="2"/></text:span></text:p>
      <text:p text:style-name="P41"><text:span text:style-name="T41_1">The</text:span><text:span text:style-name="T41_2"><text:s/></text:span><text:span text:style-name="T41_3">RMS</text:span><text:span text:style-name="T41_4"><text:s/></text:span><text:span text:style-name="T41_5">Error</text:span><text:span text:style-name="T41_6"><text:s/>:<text:s/>0.06582906345939532</text:span></text:p>
      <text:p text:style-name="P42"><text:span text:style-name="T42_1"><text:s/></text:span><text:span text:style-name="T42_2">For</text:span><text:span text:style-name="T42_3"><text:s/></text:span><text:span text:style-name="T42_4">Pattern</text:span><text:span text:style-name="T42_5"><text:s/></text:span><text:span text:style-name="T42_6">number</text:span><text:span text:style-name="T42_7"><text:s/>9<text:s/></text:span><text:span text:style-name="T42_8">with</text:span><text:span text:style-name="T42_9"><text:s/></text:span><text:span text:style-name="T42_10">inputs</text:span><text:span text:style-name="T42_11">(</text:span><text:span text:style-name="T42_12">coordinates</text:span><text:span text:style-name="T42_13">)<text:s/>:<text:s/></text:span></text:p>
      <text:p text:style-name="P43"><text:span text:style-name="T43_1">537.35<text:s text:c="2"/>536.88<text:s text:c="2"/>536.89<text:s text:c="2"/>533.9<text:s text:c="2"/>532.48<text:s text:c="2"/>526.58<text:s text:c="2"/></text:span></text:p>
      <text:p text:style-name="P44"><text:span text:style-name="T44_1">The</text:span><text:span text:style-name="T44_2"><text:s/></text:span><text:span text:style-name="T44_3">computed</text:span><text:span text:style-name="T44_4"><text:s/></text:span><text:span text:style-name="T44_5">Output</text:span><text:span text:style-name="T44_6"><text:s/>(</text:span><text:span text:style-name="T44_7">pressures</text:span><text:span text:style-name="T44_8">)<text:s/></text:span><text:span text:style-name="T44_9">is</text:span><text:span text:style-name="T44_10"><text:s/>:<text:s/>1.0427507224609<text:s text:c="2"/>1.0489871920953466<text:s text:c="2"/>0.6230428220851493<text:s text:c="2"/>0.6000000677279237<text:s text:c="2"/>0.6<text:s text:c="2"/></text:span></text:p>
      <text:p text:style-name="P45"><text:span text:style-name="T45_1">The</text:span><text:span text:style-name="T45_2"><text:s/></text:span><text:span text:style-name="T45_3">desired</text:span><text:span text:style-name="T45_4"><text:s/></text:span><text:span text:style-name="T45_5">Output</text:span><text:span text:style-name="T45_6"><text:s/>(</text:span><text:span text:style-name="T45_7">pressures</text:span><text:span text:style-name="T45_8">)<text:s/></text:span><text:span text:style-name="T45_9">is</text:span><text:span text:style-name="T45_10"><text:s/>:<text:s/>1.05<text:s text:c="2"/>0.88<text:s text:c="2"/>0.91<text:s text:c="2"/>0.63<text:s text:c="2"/>0.65<text:s text:c="2"/></text:span></text:p>
      <text:p text:style-name="P46"><text:span text:style-name="T46_1">The</text:span><text:span text:style-name="T46_2"><text:s/></text:span><text:span text:style-name="T46_3">RMS</text:span><text:span text:style-name="T46_4"><text:s/></text:span><text:span text:style-name="T46_5">Error</text:span><text:span text:style-name="T46_6"><text:s/>:<text:s/>0.11435364101029297</text:span></text:p>
      <text:p text:style-name="P47"><text:span text:style-name="T47_1"><text:s/></text:span><text:span text:style-name="T47_2">For</text:span><text:span text:style-name="T47_3"><text:s/></text:span><text:span text:style-name="T47_4">Pattern</text:span><text:span text:style-name="T47_5"><text:s/></text:span><text:span text:style-name="T47_6">number</text:span><text:span text:style-name="T47_7"><text:s/>10<text:s/></text:span><text:span text:style-name="T47_8">with</text:span><text:span text:style-name="T47_9"><text:s/></text:span><text:span text:style-name="T47_10">inputs</text:span><text:span text:style-name="T47_11">(</text:span><text:span text:style-name="T47_12">coordinates</text:span><text:span text:style-name="T47_13">)<text:s/>:<text:s/></text:span></text:p>
      <text:p text:style-name="P48"><text:span text:style-name="T48_1">535.37<text:s text:c="2"/>534.97<text:s text:c="2"/>534.96<text:s text:c="2"/>532.27<text:s text:c="2"/>531.01<text:s text:c="2"/>525.52<text:s text:c="2"/></text:span></text:p>
      <text:p text:style-name="P49"><text:span text:style-name="T49_1">The</text:span><text:span text:style-name="T49_2"><text:s/></text:span><text:span text:style-name="T49_3">computed</text:span><text:span text:style-name="T49_4"><text:s/></text:span><text:span text:style-name="T49_5">Output</text:span><text:span text:style-name="T49_6"><text:s/>(</text:span><text:span text:style-name="T49_7">pressures</text:span><text:span text:style-name="T49_8">)<text:s/></text:span><text:span text:style-name="T49_9">is</text:span><text:span text:style-name="T49_10"><text:s/>:<text:s/>0.6103357127898484<text:s text:c="2"/>1.0497254087578203<text:s text:c="2"/>1.0499999956507842<text:s text:c="2"/>0.6000000641692497<text:s text:c="2"/>1.049438250763621<text:s text:c="2"/></text:span></text:p>
      <text:p text:style-name="P50"><text:span text:style-name="T50_1">The</text:span><text:span text:style-name="T50_2"><text:s/></text:span><text:span text:style-name="T50_3">desired</text:span><text:span text:style-name="T50_4"><text:s/></text:span><text:span text:style-name="T50_5">Output</text:span><text:span text:style-name="T50_6"><text:s/>(</text:span><text:span text:style-name="T50_7">pressures</text:span><text:span text:style-name="T50_8">)<text:s/></text:span><text:span text:style-name="T50_9">is</text:span><text:span text:style-name="T50_10"><text:s/>:<text:s/>0.69<text:s text:c="2"/>1.02<text:s text:c="2"/>0.9<text:s text:c="2"/>0.73<text:s text:c="2"/>1.01<text:s text:c="2"/></text:span></text:p>
      <text:p text:style-name="P51"><text:span text:style-name="T51_1">The</text:span><text:span text:style-name="T51_2"><text:s/></text:span><text:span text:style-name="T51_3">RMS</text:span><text:span text:style-name="T51_4"><text:s/></text:span><text:span text:style-name="T51_5">Error</text:span><text:span text:style-name="T51_6"><text:s/>:<text:s/>0.04818535621704972</text:span></text:p>
      <text:p text:style-name="P52"><text:span text:style-name="T52_1"><text:s/></text:span><text:span text:style-name="T52_2">For</text:span><text:span text:style-name="T52_3"><text:s/></text:span><text:span text:style-name="T52_4">Pattern</text:span><text:span text:style-name="T52_5"><text:s/></text:span><text:span text:style-name="T52_6">number</text:span><text:span text:style-name="T52_7"><text:s/>11<text:s/></text:span><text:span text:style-name="T52_8">with</text:span><text:span text:style-name="T52_9"><text:s/></text:span><text:span text:style-name="T52_10">inputs</text:span><text:span text:style-name="T52_11">(</text:span><text:span text:style-name="T52_12">coordinates</text:span><text:span text:style-name="T52_13">)<text:s/>:<text:s/></text:span></text:p>
      <text:p text:style-name="P53"><text:span text:style-name="T53_1">536.22<text:s text:c="2"/>535.79<text:s text:c="2"/>535.74<text:s text:c="2"/>532.71<text:s text:c="2"/>531.36<text:s text:c="2"/>525.7<text:s text:c="2"/></text:span></text:p>
      <text:p text:style-name="P54"><text:span text:style-name="T54_1">The</text:span><text:span text:style-name="T54_2"><text:s/></text:span><text:span text:style-name="T54_3">computed</text:span><text:span text:style-name="T54_4"><text:s/></text:span><text:span text:style-name="T54_5">Output</text:span><text:span text:style-name="T54_6"><text:s/>(</text:span><text:span text:style-name="T54_7">pressures</text:span><text:span text:style-name="T54_8">)<text:s/></text:span><text:span text:style-name="T54_9">is</text:span><text:span text:style-name="T54_10"><text:s/>:<text:s/>0.9490237938583184<text:s text:c="2"/>0.8561172998952202<text:s text:c="2"/>0.6111284412620153<text:s text:c="2"/>0.6355566796354737<text:s text:c="2"/>0.60209316927012<text:s text:c="2"/></text:span></text:p>
      <text:p text:style-name="P55"><text:span text:style-name="T55_1">The</text:span><text:span text:style-name="T55_2"><text:s/></text:span><text:span text:style-name="T55_3">desired</text:span><text:span text:style-name="T55_4"><text:s/></text:span><text:span text:style-name="T55_5">Output</text:span><text:span text:style-name="T55_6"><text:s/>(</text:span><text:span text:style-name="T55_7">pressures</text:span><text:span text:style-name="T55_8">)<text:s/></text:span><text:span text:style-name="T55_9">is</text:span><text:span text:style-name="T55_10"><text:s/>:<text:s/>0.91<text:s text:c="2"/>0.89<text:s text:c="2"/>0.72<text:s text:c="2"/>0.83<text:s text:c="2"/>0.68<text:s text:c="2"/></text:span></text:p>
      <text:p text:style-name="P56"><text:span text:style-name="T56_1">The</text:span><text:span text:style-name="T56_2"><text:s/></text:span><text:span text:style-name="T56_3">RMS</text:span><text:span text:style-name="T56_4"><text:s/></text:span><text:span text:style-name="T56_5">Error</text:span><text:span text:style-name="T56_6"><text:s/>:<text:s/>0.0584015892642814</text:span></text:p>
      <text:p text:style-name="P57"><text:span text:style-name="T57_1"><text:s/></text:span><text:span text:style-name="T57_2">For</text:span><text:span text:style-name="T57_3"><text:s/></text:span><text:span text:style-name="T57_4">Pattern</text:span><text:span text:style-name="T57_5"><text:s/></text:span><text:span text:style-name="T57_6">number</text:span><text:span text:style-name="T57_7"><text:s/>12<text:s/></text:span><text:span text:style-name="T57_8">with</text:span><text:span text:style-name="T57_9"><text:s/></text:span><text:span text:style-name="T57_10">inputs</text:span><text:span text:style-name="T57_11">(</text:span><text:span text:style-name="T57_12">coordinates</text:span><text:span text:style-name="T57_13">)<text:s/>:<text:s/></text:span></text:p>
      <text:p text:style-name="P58"><text:span text:style-name="T58_1">535.34<text:s text:c="2"/>534.94<text:s text:c="2"/>534.89<text:s text:c="2"/>532.04<text:s text:c="2"/>530.79<text:s text:c="2"/>525.47<text:s text:c="2"/></text:span></text:p>
      <text:p text:style-name="P59"><text:span text:style-name="T59_1">The</text:span><text:span text:style-name="T59_2"><text:s/></text:span><text:span text:style-name="T59_3">computed</text:span><text:span text:style-name="T59_4"><text:s/></text:span><text:span text:style-name="T59_5">Output</text:span><text:span text:style-name="T59_6"><text:s/>(</text:span><text:span text:style-name="T59_7">pressures</text:span><text:span text:style-name="T59_8">)<text:s/></text:span><text:span text:style-name="T59_9">is</text:span><text:span text:style-name="T59_10"><text:s/>:<text:s/>0.6146633296763192<text:s text:c="2"/>0.7429773401608439<text:s text:c="2"/>1.0499639488760077<text:s text:c="2"/>0.6015207924159472<text:s text:c="2"/>1.042143962905095<text:s text:c="2"/></text:span></text:p>
      <text:p text:style-name="P60"><text:span text:style-name="T60_1">The</text:span><text:span text:style-name="T60_2"><text:s/></text:span><text:span text:style-name="T60_3">desired</text:span><text:span text:style-name="T60_4"><text:s/></text:span><text:span text:style-name="T60_5">Output</text:span><text:span text:style-name="T60_6"><text:s/>(</text:span><text:span text:style-name="T60_7">pressures</text:span><text:span text:style-name="T60_8">)<text:s/></text:span><text:span text:style-name="T60_9">is</text:span><text:span text:style-name="T60_10"><text:s/>:<text:s/>0.73<text:s text:c="2"/>0.8<text:s text:c="2"/>1.04<text:s text:c="2"/>0.74<text:s text:c="2"/>0.98<text:s text:c="2"/></text:span></text:p>
      <text:p text:style-name="P61"><text:span text:style-name="T61_1">The</text:span><text:span text:style-name="T61_2"><text:s/></text:span><text:span text:style-name="T61_3">RMS</text:span><text:span text:style-name="T61_4"><text:s/></text:span><text:span text:style-name="T61_5">Error</text:span><text:span text:style-name="T61_6"><text:s/>:<text:s/>0.039691774592346234</text:span></text:p>
      <text:p text:style-name="P62"><text:span text:style-name="T62_1"><text:s/></text:span><text:span text:style-name="T62_2">For</text:span><text:span text:style-name="T62_3"><text:s/></text:span><text:span text:style-name="T62_4">Pattern</text:span><text:span text:style-name="T62_5"><text:s/></text:span><text:span text:style-name="T62_6">number</text:span><text:span text:style-name="T62_7"><text:s/>13<text:s/></text:span><text:span text:style-name="T62_8">with</text:span><text:span text:style-name="T62_9"><text:s/></text:span><text:span text:style-name="T62_10">inputs</text:span><text:span text:style-name="T62_11">(</text:span><text:span text:style-name="T62_12">coordinates</text:span><text:span text:style-name="T62_13">)<text:s/>:<text:s/></text:span></text:p>
      <text:p text:style-name="P63"><text:span text:style-name="T63_1">534.21<text:s text:c="2"/>533.86<text:s text:c="2"/>533.7<text:s text:c="2"/>530.57<text:s text:c="2"/>529.35<text:s text:c="2"/>524.4<text:s text:c="2"/></text:span></text:p>
      <text:p text:style-name="P64"><text:span text:style-name="T64_1">The</text:span><text:span text:style-name="T64_2"><text:s/></text:span><text:span text:style-name="T64_3">computed</text:span><text:span text:style-name="T64_4"><text:s/></text:span><text:span text:style-name="T64_5">Output</text:span><text:span text:style-name="T64_6"><text:s/>(</text:span><text:span text:style-name="T64_7">pressures</text:span><text:span text:style-name="T64_8">)<text:s/></text:span><text:span text:style-name="T64_9">is</text:span><text:span text:style-name="T64_10"><text:s/>:<text:s/>0.6019298058785698<text:s text:c="2"/>0.6000000012429108<text:s text:c="2"/>0.6319298599191953<text:s text:c="2"/>1.0499998005604616<text:s text:c="2"/>1.0273056349970824<text:s text:c="2"/></text:span></text:p>
      <text:p text:style-name="P65"><text:span text:style-name="T65_1">The</text:span><text:span text:style-name="T65_2"><text:s/></text:span><text:span text:style-name="T65_3">desired</text:span><text:span text:style-name="T65_4"><text:s/></text:span><text:span text:style-name="T65_5">Output</text:span><text:span text:style-name="T65_6"><text:s/>(</text:span><text:span text:style-name="T65_7">pressures</text:span><text:span text:style-name="T65_8">)<text:s/></text:span><text:span text:style-name="T65_9">is</text:span><text:span text:style-name="T65_10"><text:s/>:<text:s/>0.6<text:s text:c="2"/>0.63<text:s text:c="2"/>0.86<text:s text:c="2"/>0.92<text:s text:c="2"/>1.05<text:s text:c="2"/></text:span></text:p>
      <text:p text:style-name="P66"><text:span text:style-name="T66_1">The</text:span><text:span text:style-name="T66_2"><text:s/></text:span><text:span text:style-name="T66_3">RMS</text:span><text:span text:style-name="T66_4"><text:s/></text:span><text:span text:style-name="T66_5">Error</text:span><text:span text:style-name="T66_6"><text:s/>:<text:s/>0.07033469522127764</text:span></text:p>
      <text:p text:style-name="P67"><text:span text:style-name="T67_1"><text:s/></text:span><text:span text:style-name="T67_2">For</text:span><text:span text:style-name="T67_3"><text:s/></text:span><text:span text:style-name="T67_4">Pattern</text:span><text:span text:style-name="T67_5"><text:s/></text:span><text:span text:style-name="T67_6">number</text:span><text:span text:style-name="T67_7"><text:s/>14<text:s/></text:span><text:span text:style-name="T67_8">with</text:span><text:span text:style-name="T67_9"><text:s/></text:span><text:span text:style-name="T67_10">inputs</text:span><text:span text:style-name="T67_11">(</text:span><text:span text:style-name="T67_12">coordinates</text:span><text:span text:style-name="T67_13">)<text:s/>:<text:s/></text:span></text:p>
      <text:p text:style-name="P68"><text:span text:style-name="T68_1">535.15<text:s text:c="2"/>534.76<text:s text:c="2"/>534.7<text:s text:c="2"/>531.85<text:s text:c="2"/>530.6<text:s text:c="2"/>525.33<text:s text:c="2"/></text:span></text:p>
      <text:p text:style-name="P69"><text:span text:style-name="T69_1">The</text:span><text:span text:style-name="T69_2"><text:s/></text:span><text:span text:style-name="T69_3">computed</text:span><text:span text:style-name="T69_4"><text:s/></text:span><text:span text:style-name="T69_5">Output</text:span><text:span text:style-name="T69_6"><text:s/>(</text:span><text:span text:style-name="T69_7">pressures</text:span><text:span text:style-name="T69_8">)<text:s/></text:span><text:span text:style-name="T69_9">is</text:span><text:span text:style-name="T69_10"><text:s/>:<text:s/>0.6073194848213537<text:s text:c="2"/>0.6206670786870907<text:s text:c="2"/>1.049963979927043<text:s text:c="2"/>0.6103376123809858<text:s text:c="2"/>1.0459946023373103<text:s text:c="2"/></text:span></text:p>
      <text:p text:style-name="P70"><text:span text:style-name="T70_1">The</text:span><text:span text:style-name="T70_2"><text:s/></text:span><text:span text:style-name="T70_3">desired</text:span><text:span text:style-name="T70_4"><text:s/></text:span><text:span text:style-name="T70_5">Output</text:span><text:span text:style-name="T70_6"><text:s/>(</text:span><text:span text:style-name="T70_7">pressures</text:span><text:span text:style-name="T70_8">)<text:s/></text:span><text:span text:style-name="T70_9">is</text:span><text:span text:style-name="T70_10"><text:s/>:<text:s/>0.7<text:s text:c="2"/>0.8<text:s text:c="2"/>1.03<text:s text:c="2"/>0.74<text:s text:c="2"/>1.03<text:s text:c="2"/></text:span></text:p>
      <text:p text:style-name="P71"><text:span text:style-name="T71_1">The</text:span><text:span text:style-name="T71_2"><text:s/></text:span><text:span text:style-name="T71_3">RMS</text:span><text:span text:style-name="T71_4"><text:s/></text:span><text:span text:style-name="T71_5">Error</text:span><text:span text:style-name="T71_6"><text:s/>:<text:s/>0.05821669712192097</text:span></text:p>
      <text:p text:style-name="P72"><text:span text:style-name="T72_1"><text:s/></text:span><text:span text:style-name="T72_2">For</text:span><text:span text:style-name="T72_3"><text:s/></text:span><text:span text:style-name="T72_4">Pattern</text:span><text:span text:style-name="T72_5"><text:s/></text:span><text:span text:style-name="T72_6">number</text:span><text:span text:style-name="T72_7"><text:s/>15<text:s/></text:span><text:span text:style-name="T72_8">with</text:span><text:span text:style-name="T72_9"><text:s/></text:span><text:span text:style-name="T72_10">inputs</text:span><text:span text:style-name="T72_11">(</text:span><text:span text:style-name="T72_12">coordinates</text:span><text:span text:style-name="T72_13">)<text:s/>:<text:s/></text:span></text:p>
      <text:p text:style-name="P73"><text:span text:style-name="T73_1">535.23<text:s text:c="2"/>534.84<text:s text:c="2"/>534.73<text:s text:c="2"/>531.6<text:s text:c="2"/>530.32<text:s text:c="2"/>524.96<text:s text:c="2"/></text:span></text:p>
      <text:p text:style-name="P74"><text:span text:style-name="T74_1">The</text:span><text:span text:style-name="T74_2"><text:s/></text:span><text:span text:style-name="T74_3">computed</text:span><text:span text:style-name="T74_4"><text:s/></text:span><text:span text:style-name="T74_5">Output</text:span><text:span text:style-name="T74_6"><text:s/>(</text:span><text:span text:style-name="T74_7">pressures</text:span><text:span text:style-name="T74_8">)<text:s/></text:span><text:span text:style-name="T74_9">is</text:span><text:span text:style-name="T74_10"><text:s/>:<text:s/>0.7837434395727939<text:s text:c="2"/>0.6014622137815278<text:s text:c="2"/>0.6040274841321434<text:s text:c="2"/>1.0357257972841245<text:s text:c="2"/>0.6345614525537795<text:s text:c="2"/></text:span></text:p>
      <text:p text:style-name="P75"><text:span text:style-name="T75_1">The</text:span><text:span text:style-name="T75_2"><text:s/></text:span><text:span text:style-name="T75_3">desired</text:span><text:span text:style-name="T75_4"><text:s/></text:span><text:span text:style-name="T75_5">Output</text:span><text:span text:style-name="T75_6"><text:s/>(</text:span><text:span text:style-name="T75_7">pressures</text:span><text:span text:style-name="T75_8">)<text:s/></text:span><text:span text:style-name="T75_9">is</text:span><text:span text:style-name="T75_10"><text:s/>:<text:s/>0.74<text:s text:c="2"/>0.6<text:s text:c="2"/>0.91<text:s text:c="2"/>0.6<text:s text:c="2"/>1.02<text:s text:c="2"/></text:span></text:p>
      <text:p text:style-name="P76"><text:span text:style-name="T76_1">The</text:span><text:span text:style-name="T76_2"><text:s/></text:span><text:span text:style-name="T76_3">RMS</text:span><text:span text:style-name="T76_4"><text:s/></text:span><text:span text:style-name="T76_5">Error</text:span><text:span text:style-name="T76_6"><text:s/>:<text:s/>0.43395465131764577</text:span></text:p>
      <text:p text:style-name="P77"><text:span text:style-name="T77_1"><text:s/></text:span><text:span text:style-name="T77_2">For</text:span><text:span text:style-name="T77_3"><text:s/></text:span><text:span text:style-name="T77_4">Pattern</text:span><text:span text:style-name="T77_5"><text:s/></text:span><text:span text:style-name="T77_6">number</text:span><text:span text:style-name="T77_7"><text:s/>16<text:s/></text:span><text:span text:style-name="T77_8">with</text:span><text:span text:style-name="T77_9"><text:s/></text:span><text:span text:style-name="T77_10">inputs</text:span><text:span text:style-name="T77_11">(</text:span><text:span text:style-name="T77_12">coordinates</text:span><text:span text:style-name="T77_13">)<text:s/>:<text:s/></text:span></text:p>
      <text:p text:style-name="P78"><text:span text:style-name="T78_1">537.14<text:s text:c="2"/>536.69<text:s text:c="2"/>536.67<text:s text:c="2"/>533.55<text:s text:c="2"/>532.11<text:s text:c="2"/>526.1<text:s text:c="2"/></text:span></text:p>
      <text:p text:style-name="P79"><text:span text:style-name="T79_1">The</text:span><text:span text:style-name="T79_2"><text:s/></text:span><text:span text:style-name="T79_3">computed</text:span><text:span text:style-name="T79_4"><text:s/></text:span><text:span text:style-name="T79_5">Output</text:span><text:span text:style-name="T79_6"><text:s/>(</text:span><text:span text:style-name="T79_7">pressures</text:span><text:span text:style-name="T79_8">)<text:s/></text:span><text:span text:style-name="T79_9">is</text:span><text:span text:style-name="T79_10"><text:s/>:<text:s/>1.0454363952114258<text:s text:c="2"/>1.0424036458181758<text:s text:c="2"/>0.6007959388884946<text:s text:c="2"/>0.6000012484263111<text:s text:c="2"/>0.6<text:s text:c="2"/></text:span></text:p>
      <text:p text:style-name="P80"><text:span text:style-name="T80_1">The</text:span><text:span text:style-name="T80_2"><text:s/></text:span><text:span text:style-name="T80_3">desired</text:span><text:span text:style-name="T80_4"><text:s/></text:span><text:span text:style-name="T80_5">Output</text:span><text:span text:style-name="T80_6"><text:s/>(</text:span><text:span text:style-name="T80_7">pressures</text:span><text:span text:style-name="T80_8">)<text:s/></text:span><text:span text:style-name="T80_9">is</text:span><text:span text:style-name="T80_10"><text:s/>:<text:s/>1.05<text:s text:c="2"/>0.99<text:s text:c="2"/>0.6<text:s text:c="2"/>0.77<text:s text:c="2"/>0.62<text:s text:c="2"/></text:span></text:p>
      <text:p text:style-name="P81"><text:span text:style-name="T81_1">The</text:span><text:span text:style-name="T81_2"><text:s/></text:span><text:span text:style-name="T81_3">RMS</text:span><text:span text:style-name="T81_4"><text:s/></text:span><text:span text:style-name="T81_5">Error</text:span><text:span text:style-name="T81_6"><text:s/>:<text:s/>0.03206717763903014</text:span></text:p>
      <text:p text:style-name="P82"><text:span text:style-name="T82_1"><text:s/></text:span><text:span text:style-name="T82_2">For</text:span><text:span text:style-name="T82_3"><text:s/></text:span><text:span text:style-name="T82_4">Pattern</text:span><text:span text:style-name="T82_5"><text:s/></text:span><text:span text:style-name="T82_6">number</text:span><text:span text:style-name="T82_7"><text:s/>17<text:s/></text:span><text:span text:style-name="T82_8">with</text:span><text:span text:style-name="T82_9"><text:s/></text:span><text:span text:style-name="T82_10">inputs</text:span><text:span text:style-name="T82_11">(</text:span><text:span text:style-name="T82_12">coordinates</text:span><text:span text:style-name="T82_13">)<text:s/>:<text:s/></text:span></text:p>
      <text:p text:style-name="P83"><text:span text:style-name="T83_1">536.12<text:s text:c="2"/>535.7<text:s text:c="2"/>535.6<text:s text:c="2"/>532.44<text:s text:c="2"/>531.13<text:s text:c="2"/>525.79<text:s text:c="2"/></text:span></text:p>
      <text:p text:style-name="P84"><text:span text:style-name="T84_1">The</text:span><text:span text:style-name="T84_2"><text:s/></text:span><text:span text:style-name="T84_3">computed</text:span><text:span text:style-name="T84_4"><text:s/></text:span><text:span text:style-name="T84_5">Output</text:span><text:span text:style-name="T84_6"><text:s/>(</text:span><text:span text:style-name="T84_7">pressures</text:span><text:span text:style-name="T84_8">)<text:s/></text:span><text:span text:style-name="T84_9">is</text:span><text:span text:style-name="T84_10"><text:s/>:<text:s/>0.8922715315386045<text:s text:c="2"/>0.6241668424713762<text:s text:c="2"/>0.6031519285546916<text:s text:c="2"/>0.9278071965613799<text:s text:c="2"/>0.6096959040033734<text:s text:c="2"/></text:span></text:p>
      <text:p text:style-name="P85"><text:span text:style-name="T85_1">The</text:span><text:span text:style-name="T85_2"><text:s/></text:span><text:span text:style-name="T85_3">desired</text:span><text:span text:style-name="T85_4"><text:s/></text:span><text:span text:style-name="T85_5">Output</text:span><text:span text:style-name="T85_6"><text:s/>(</text:span><text:span text:style-name="T85_7">pressures</text:span><text:span text:style-name="T85_8">)<text:s/></text:span><text:span text:style-name="T85_9">is</text:span><text:span text:style-name="T85_10"><text:s/>:<text:s/>0.97<text:s text:c="2"/>0.7<text:s text:c="2"/>1.03<text:s text:c="2"/>0.94<text:s text:c="2"/>0.76<text:s text:c="2"/></text:span></text:p>
      <text:p text:style-name="P86"><text:span text:style-name="T86_1">The</text:span><text:span text:style-name="T86_2"><text:s/></text:span><text:span text:style-name="T86_3">RMS</text:span><text:span text:style-name="T86_4"><text:s/></text:span><text:span text:style-name="T86_5">Error</text:span><text:span text:style-name="T86_6"><text:s/>:<text:s/>0.21673164441575038</text:span></text:p>
      <text:p text:style-name="P87"><text:span text:style-name="T87_1"><text:s/></text:span><text:span text:style-name="T87_2">For</text:span><text:span text:style-name="T87_3"><text:s/></text:span><text:span text:style-name="T87_4">Pattern</text:span><text:span text:style-name="T87_5"><text:s/></text:span><text:span text:style-name="T87_6">number</text:span><text:span text:style-name="T87_7"><text:s/>18<text:s/></text:span><text:span text:style-name="T87_8">with</text:span><text:span text:style-name="T87_9"><text:s/></text:span><text:span text:style-name="T87_10">inputs</text:span><text:span text:style-name="T87_11">(</text:span><text:span text:style-name="T87_12">coordinates</text:span><text:span text:style-name="T87_13">)<text:s/>:<text:s/></text:span></text:p>
      <text:p text:style-name="P88"><text:span text:style-name="T88_1">535.44<text:s text:c="2"/>535.04<text:s text:c="2"/>534.96<text:s text:c="2"/>531.95<text:s text:c="2"/>530.67<text:s text:c="2"/>525.28<text:s text:c="2"/></text:span></text:p>
      <text:p text:style-name="P89"><text:span text:style-name="T89_1">The</text:span><text:span text:style-name="T89_2"><text:s/></text:span><text:span text:style-name="T89_3">computed</text:span><text:span text:style-name="T89_4"><text:s/></text:span><text:span text:style-name="T89_5">Output</text:span><text:span text:style-name="T89_6"><text:s/>(</text:span><text:span text:style-name="T89_7">pressures</text:span><text:span text:style-name="T89_8">)<text:s/></text:span><text:span text:style-name="T89_9">is</text:span><text:span text:style-name="T89_10"><text:s/>:<text:s/>0.7486153308817802<text:s text:c="2"/>0.616605016314818<text:s text:c="2"/>0.6976940443691417<text:s text:c="2"/>0.8402317319363413<text:s text:c="2"/>0.6973939508769029<text:s text:c="2"/></text:span></text:p>
      <text:p text:style-name="P90"><text:span text:style-name="T90_1">The</text:span><text:span text:style-name="T90_2"><text:s/></text:span><text:span text:style-name="T90_3">desired</text:span><text:span text:style-name="T90_4"><text:s/></text:span><text:span text:style-name="T90_5">Output</text:span><text:span text:style-name="T90_6"><text:s/>(</text:span><text:span text:style-name="T90_7">pressures</text:span><text:span text:style-name="T90_8">)<text:s/></text:span><text:span text:style-name="T90_9">is</text:span><text:span text:style-name="T90_10"><text:s/>:<text:s/>0.76<text:s text:c="2"/>0.7<text:s text:c="2"/>0.92<text:s text:c="2"/>0.69<text:s text:c="2"/>0.91<text:s text:c="2"/></text:span></text:p>
      <text:p text:style-name="P91"><text:span text:style-name="T91_1">The</text:span><text:span text:style-name="T91_2"><text:s/></text:span><text:span text:style-name="T91_3">RMS</text:span><text:span text:style-name="T91_4"><text:s/></text:span><text:span text:style-name="T91_5">Error</text:span><text:span text:style-name="T91_6"><text:s/>:<text:s/>0.12427517730805773</text:span></text:p>
      <text:p text:style-name="P92"><text:span text:style-name="T92_1"><text:s/></text:span><text:span text:style-name="T92_2">For</text:span><text:span text:style-name="T92_3"><text:s/></text:span><text:span text:style-name="T92_4">Pattern</text:span><text:span text:style-name="T92_5"><text:s/></text:span><text:span text:style-name="T92_6">number</text:span><text:span text:style-name="T92_7"><text:s/>19<text:s/></text:span><text:span text:style-name="T92_8">with</text:span><text:span text:style-name="T92_9"><text:s/></text:span><text:span text:style-name="T92_10">inputs</text:span><text:span text:style-name="T92_11">(</text:span><text:span text:style-name="T92_12">coordinates</text:span><text:span text:style-name="T92_13">)<text:s/>:<text:s/></text:span></text:p>
      <text:p text:style-name="P93"><text:span text:style-name="T93_1">535.05<text:s text:c="2"/>534.67<text:s text:c="2"/>534.55<text:s text:c="2"/>531.45<text:s text:c="2"/>530.2<text:s text:c="2"/>525.04<text:s text:c="2"/></text:span></text:p>
      <text:p text:style-name="P94"><text:span text:style-name="T94_1">The</text:span><text:span text:style-name="T94_2"><text:s/></text:span><text:span text:style-name="T94_3">computed</text:span><text:span text:style-name="T94_4"><text:s/></text:span><text:span text:style-name="T94_5">Output</text:span><text:span text:style-name="T94_6"><text:s/>(</text:span><text:span text:style-name="T94_7">pressures</text:span><text:span text:style-name="T94_8">)<text:s/></text:span><text:span text:style-name="T94_9">is</text:span><text:span text:style-name="T94_10"><text:s/>:<text:s/>0.6287351922206961<text:s text:c="2"/>0.6000081051851002<text:s text:c="2"/>0.6313818194677129<text:s text:c="2"/>1.0496385424148427<text:s text:c="2"/>0.85557699432633<text:s text:c="2"/></text:span></text:p>
      <text:p text:style-name="P95"><text:span text:style-name="T95_1">The</text:span><text:span text:style-name="T95_2"><text:s/></text:span><text:span text:style-name="T95_3">desired</text:span><text:span text:style-name="T95_4"><text:s/></text:span><text:span text:style-name="T95_5">Output</text:span><text:span text:style-name="T95_6"><text:s/>(</text:span><text:span text:style-name="T95_7">pressures</text:span><text:span text:style-name="T95_8">)<text:s/></text:span><text:span text:style-name="T95_9">is</text:span><text:span text:style-name="T95_10"><text:s/>:<text:s/>0.74<text:s text:c="2"/>0.6<text:s text:c="2"/>1.05<text:s text:c="2"/>0.75<text:s text:c="2"/>1.05<text:s text:c="2"/></text:span></text:p>
      <text:p text:style-name="P96"><text:span text:style-name="T96_1">The</text:span><text:span text:style-name="T96_2"><text:s/></text:span><text:span text:style-name="T96_3">RMS</text:span><text:span text:style-name="T96_4"><text:s/></text:span><text:span text:style-name="T96_5">Error</text:span><text:span text:style-name="T96_6"><text:s/>:<text:s/>0.3152045998236974</text:span></text:p>
      <text:p text:style-name="P97"><text:span text:style-name="T97_1"><text:s/></text:span><text:span text:style-name="T97_2">For</text:span><text:span text:style-name="T97_3"><text:s/></text:span><text:span text:style-name="T97_4">Pattern</text:span><text:span text:style-name="T97_5"><text:s/></text:span><text:span text:style-name="T97_6">number</text:span><text:span text:style-name="T97_7"><text:s/>20<text:s/></text:span><text:span text:style-name="T97_8">with</text:span><text:span text:style-name="T97_9"><text:s/></text:span><text:span text:style-name="T97_10">inputs</text:span><text:span text:style-name="T97_11">(</text:span><text:span text:style-name="T97_12">coordinates</text:span><text:span text:style-name="T97_13">)<text:s/>:<text:s/></text:span></text:p>
      <text:p text:style-name="P98"><text:span text:style-name="T98_1">535.07<text:s text:c="2"/>534.68<text:s text:c="2"/>534.62<text:s text:c="2"/>531.77<text:s text:c="2"/>530.54<text:s text:c="2"/>525.31<text:s text:c="2"/></text:span></text:p>
      <text:p text:style-name="P99"><text:span text:style-name="T99_1">The</text:span><text:span text:style-name="T99_2"><text:s/></text:span><text:span text:style-name="T99_3">computed</text:span><text:span text:style-name="T99_4"><text:s/></text:span><text:span text:style-name="T99_5">Output</text:span><text:span text:style-name="T99_6"><text:s/>(</text:span><text:span text:style-name="T99_7">pressures</text:span><text:span text:style-name="T99_8">)<text:s/></text:span><text:span text:style-name="T99_9">is</text:span><text:span text:style-name="T99_10"><text:s/>:<text:s/>0.6034242548824632<text:s text:c="2"/>0.606508344861095<text:s text:c="2"/>1.0499894102317264<text:s text:c="2"/>0.618345215516828<text:s text:c="2"/>1.0485902477054998<text:s text:c="2"/></text:span></text:p>
      <text:p text:style-name="P100"><text:span text:style-name="T100_1">The</text:span><text:span text:style-name="T100_2"><text:s/></text:span><text:span text:style-name="T100_3">desired</text:span><text:span text:style-name="T100_4"><text:s/></text:span><text:span text:style-name="T100_5">Output</text:span><text:span text:style-name="T100_6"><text:s/>(</text:span><text:span text:style-name="T100_7">pressures</text:span><text:span text:style-name="T100_8">)<text:s/></text:span><text:span text:style-name="T100_9">is</text:span><text:span text:style-name="T100_10"><text:s/>:<text:s/>0.69<text:s text:c="2"/>0.79<text:s text:c="2"/>1.03<text:s text:c="2"/>0.78<text:s text:c="2"/>1.0<text:s text:c="2"/></text:span></text:p>
      <text:p text:style-name="P101"><text:span text:style-name="T101_1">The</text:span><text:span text:style-name="T101_2"><text:s/></text:span><text:span text:style-name="T101_3">RMS</text:span><text:span text:style-name="T101_4"><text:s/></text:span><text:span text:style-name="T101_5">Error</text:span><text:span text:style-name="T101_6"><text:s/>:<text:s/>0.07005740518806644</text:span></text:p>
      <text:p text:style-name="P102"><text:span text:style-name="T102_1"><text:s/></text:span><text:span text:style-name="T102_2">For</text:span><text:span text:style-name="T102_3"><text:s/></text:span><text:span text:style-name="T102_4">Pattern</text:span><text:span text:style-name="T102_5"><text:s/></text:span><text:span text:style-name="T102_6">number</text:span><text:span text:style-name="T102_7"><text:s/>21<text:s/></text:span><text:span text:style-name="T102_8">with</text:span><text:span text:style-name="T102_9"><text:s/></text:span><text:span text:style-name="T102_10">inputs</text:span><text:span text:style-name="T102_11">(</text:span><text:span text:style-name="T102_12">coordinates</text:span><text:span text:style-name="T102_13">)<text:s/>:<text:s/></text:span></text:p>
      <text:p text:style-name="P103"><text:span text:style-name="T103_1">535.64<text:s text:c="2"/>535.24<text:s text:c="2"/>535.1<text:s text:c="2"/>531.86<text:s text:c="2"/>530.57<text:s text:c="2"/>525.4<text:s text:c="2"/></text:span></text:p>
      <text:p text:style-name="P104"><text:span text:style-name="T104_1">The</text:span><text:span text:style-name="T104_2"><text:s/></text:span><text:span text:style-name="T104_3">computed</text:span><text:span text:style-name="T104_4"><text:s/></text:span><text:span text:style-name="T104_5">Output</text:span><text:span text:style-name="T104_6"><text:s/>(</text:span><text:span text:style-name="T104_7">pressures</text:span><text:span text:style-name="T104_8">)<text:s/></text:span><text:span text:style-name="T104_9">is</text:span><text:span text:style-name="T104_10"><text:s/>:<text:s/>0.7628012129451254<text:s text:c="2"/>0.6002926050287054<text:s text:c="2"/>0.6015621174500788<text:s text:c="2"/>1.047333734484018<text:s text:c="2"/>0.6328113200776236<text:s text:c="2"/></text:span></text:p>
      <text:p text:style-name="P105"><text:span text:style-name="T105_1">The</text:span><text:span text:style-name="T105_2"><text:s/></text:span><text:span text:style-name="T105_3">desired</text:span><text:span text:style-name="T105_4"><text:s/></text:span><text:span text:style-name="T105_5">Output</text:span><text:span text:style-name="T105_6"><text:s/>(</text:span><text:span text:style-name="T105_7">pressures</text:span><text:span text:style-name="T105_8">)<text:s/></text:span><text:span text:style-name="T105_9">is</text:span><text:span text:style-name="T105_10"><text:s/>:<text:s/>0.9<text:s text:c="2"/>0.6<text:s text:c="2"/>0.9<text:s text:c="2"/>1.05<text:s text:c="2"/>0.6<text:s text:c="2"/></text:span></text:p>
      <text:p text:style-name="P106"><text:span text:style-name="T106_1">The</text:span><text:span text:style-name="T106_2"><text:s/></text:span><text:span text:style-name="T106_3">RMS</text:span><text:span text:style-name="T106_4"><text:s/></text:span><text:span text:style-name="T106_5">Error</text:span><text:span text:style-name="T106_6"><text:s/>:<text:s/>0.10897245422495021</text:span></text:p>
      <text:p text:style-name="P107"><text:span text:style-name="T107_1"><text:s/></text:span><text:span text:style-name="T107_2">For</text:span><text:span text:style-name="T107_3"><text:s/></text:span><text:span text:style-name="T107_4">Pattern</text:span><text:span text:style-name="T107_5"><text:s/></text:span><text:span text:style-name="T107_6">number</text:span><text:span text:style-name="T107_7"><text:s/>22<text:s/></text:span><text:span text:style-name="T107_8">with</text:span><text:span text:style-name="T107_9"><text:s/></text:span><text:span text:style-name="T107_10">inputs</text:span><text:span text:style-name="T107_11">(</text:span><text:span text:style-name="T107_12">coordinates</text:span><text:span text:style-name="T107_13">)<text:s/>:<text:s/></text:span></text:p>
      <text:p text:style-name="P108"><text:span text:style-name="T108_1">537.18<text:s text:c="2"/>536.72<text:s text:c="2"/>536.71<text:s text:c="2"/>533.65<text:s text:c="2"/>532.22<text:s text:c="2"/>526.22<text:s text:c="2"/></text:span></text:p>
      <text:p text:style-name="P109"><text:span text:style-name="T109_1">The</text:span><text:span text:style-name="T109_2"><text:s/></text:span><text:span text:style-name="T109_3">computed</text:span><text:span text:style-name="T109_4"><text:s/></text:span><text:span text:style-name="T109_5">Output</text:span><text:span text:style-name="T109_6"><text:s/>(</text:span><text:span text:style-name="T109_7">pressures</text:span><text:span text:style-name="T109_8">)<text:s/></text:span><text:span text:style-name="T109_9">is</text:span><text:span text:style-name="T109_10"><text:s/>:<text:s/>1.0448455785058064<text:s text:c="2"/>1.0455670753216892<text:s text:c="2"/>0.6019729286889205<text:s text:c="2"/>0.6000005704199041<text:s text:c="2"/>0.6<text:s text:c="2"/></text:span></text:p>
      <text:p text:style-name="P110"><text:span text:style-name="T110_1">The</text:span><text:span text:style-name="T110_2"><text:s/></text:span><text:span text:style-name="T110_3">desired</text:span><text:span text:style-name="T110_4"><text:s/></text:span><text:span text:style-name="T110_5">Output</text:span><text:span text:style-name="T110_6"><text:s/>(</text:span><text:span text:style-name="T110_7">pressures</text:span><text:span text:style-name="T110_8">)<text:s/></text:span><text:span text:style-name="T110_9">is</text:span><text:span text:style-name="T110_10"><text:s/>:<text:s/>1.05<text:s text:c="2"/>1.03<text:s text:c="2"/>0.63<text:s text:c="2"/>0.8<text:s text:c="2"/>0.62<text:s text:c="2"/></text:span></text:p>
      <text:p text:style-name="P111"><text:span text:style-name="T111_1">The</text:span><text:span text:style-name="T111_2"><text:s/></text:span><text:span text:style-name="T111_3">RMS</text:span><text:span text:style-name="T111_4"><text:s/></text:span><text:span text:style-name="T111_5">Error</text:span><text:span text:style-name="T111_6"><text:s/>:<text:s/>0.041454190453651056</text:span></text:p>
      <text:p text:style-name="P112"><text:span text:style-name="T112_1"><text:s/></text:span><text:span text:style-name="T112_2">For</text:span><text:span text:style-name="T112_3"><text:s/></text:span><text:span text:style-name="T112_4">Pattern</text:span><text:span text:style-name="T112_5"><text:s/></text:span><text:span text:style-name="T112_6">number</text:span><text:span text:style-name="T112_7"><text:s/>23<text:s/></text:span><text:span text:style-name="T112_8">with</text:span><text:span text:style-name="T112_9"><text:s/></text:span><text:span text:style-name="T112_10">inputs</text:span><text:span text:style-name="T112_11">(</text:span><text:span text:style-name="T112_12">coordinates</text:span><text:span text:style-name="T112_13">)<text:s/>:<text:s/></text:span></text:p>
      <text:p text:style-name="P113"><text:span text:style-name="T113_1">535.39<text:s text:c="2"/>534.99<text:s text:c="2"/>534.92<text:s text:c="2"/>531.99<text:s text:c="2"/>530.74<text:s text:c="2"/>525.45<text:s text:c="2"/></text:span></text:p>
      <text:p text:style-name="P114"><text:span text:style-name="T114_1">The</text:span><text:span text:style-name="T114_2"><text:s/></text:span><text:span text:style-name="T114_3">computed</text:span><text:span text:style-name="T114_4"><text:s/></text:span><text:span text:style-name="T114_5">Output</text:span><text:span text:style-name="T114_6"><text:s/>(</text:span><text:span text:style-name="T114_7">pressures</text:span><text:span text:style-name="T114_8">)<text:s/></text:span><text:span text:style-name="T114_9">is</text:span><text:span text:style-name="T114_10"><text:s/>:<text:s/>0.6308791029169382<text:s text:c="2"/>0.6140986059133264<text:s text:c="2"/>1.0446946812715328<text:s text:c="2"/>0.6702675463531657<text:s text:c="2"/>0.9962897469008267<text:s text:c="2"/></text:span></text:p>
      <text:p text:style-name="P115"><text:span text:style-name="T115_1">The</text:span><text:span text:style-name="T115_2"><text:s/></text:span><text:span text:style-name="T115_3">desired</text:span><text:span text:style-name="T115_4"><text:s/></text:span><text:span text:style-name="T115_5">Output</text:span><text:span text:style-name="T115_6"><text:s/>(</text:span><text:span text:style-name="T115_7">pressures</text:span><text:span text:style-name="T115_8">)<text:s/></text:span><text:span text:style-name="T115_9">is</text:span><text:span text:style-name="T115_10"><text:s/>:<text:s/>0.74<text:s text:c="2"/>0.6<text:s text:c="2"/>1.05<text:s text:c="2"/>0.63<text:s text:c="2"/>0.84<text:s text:c="2"/></text:span></text:p>
      <text:p text:style-name="P116"><text:span text:style-name="T116_1">The</text:span><text:span text:style-name="T116_2"><text:s/></text:span><text:span text:style-name="T116_3">RMS</text:span><text:span text:style-name="T116_4"><text:s/></text:span><text:span text:style-name="T116_5">Error</text:span><text:span text:style-name="T116_6"><text:s/>:<text:s/>0.03818224755135091</text:span></text:p>
      <text:p text:style-name="P117"><text:span text:style-name="T117_1"><text:s/></text:span><text:span text:style-name="T117_2">For</text:span><text:span text:style-name="T117_3"><text:s/></text:span><text:span text:style-name="T117_4">Pattern</text:span><text:span text:style-name="T117_5"><text:s/></text:span><text:span text:style-name="T117_6">number</text:span><text:span text:style-name="T117_7"><text:s/>24<text:s/></text:span><text:span text:style-name="T117_8">with</text:span><text:span text:style-name="T117_9"><text:s/></text:span><text:span text:style-name="T117_10">inputs</text:span><text:span text:style-name="T117_11">(</text:span><text:span text:style-name="T117_12">coordinates</text:span><text:span text:style-name="T117_13">)<text:s/>:<text:s/></text:span></text:p>
      <text:p text:style-name="P118"><text:span text:style-name="T118_1">535.28<text:s text:c="2"/>534.88<text:s text:c="2"/>534.82<text:s text:c="2"/>531.9<text:s text:c="2"/>530.63<text:s text:c="2"/>525.28<text:s text:c="2"/></text:span></text:p>
      <text:p text:style-name="P119"><text:span text:style-name="T119_1">The</text:span><text:span text:style-name="T119_2"><text:s/></text:span><text:span text:style-name="T119_3">computed</text:span><text:span text:style-name="T119_4"><text:s/></text:span><text:span text:style-name="T119_5">Output</text:span><text:span text:style-name="T119_6"><text:s/>(</text:span><text:span text:style-name="T119_7">pressures</text:span><text:span text:style-name="T119_8">)<text:s/></text:span><text:span text:style-name="T119_9">is</text:span><text:span text:style-name="T119_10"><text:s/>:<text:s/>0.6473480657021659<text:s text:c="2"/>0.62618961387396<text:s text:c="2"/>1.0381607892412879<text:s text:c="2"/>0.6556544477901325<text:s text:c="2"/>0.9567105290411009<text:s text:c="2"/></text:span></text:p>
      <text:p text:style-name="P120"><text:span text:style-name="T120_1">The</text:span><text:span text:style-name="T120_2"><text:s/></text:span><text:span text:style-name="T120_3">desired</text:span><text:span text:style-name="T120_4"><text:s/></text:span><text:span text:style-name="T120_5">Output</text:span><text:span text:style-name="T120_6"><text:s/>(</text:span><text:span text:style-name="T120_7">pressures</text:span><text:span text:style-name="T120_8">)<text:s/></text:span><text:span text:style-name="T120_9">is</text:span><text:span text:style-name="T120_10"><text:s/>:<text:s/>0.72<text:s text:c="2"/>0.74<text:s text:c="2"/>0.91<text:s text:c="2"/>0.71<text:s text:c="2"/>0.88<text:s text:c="2"/></text:span></text:p>
      <text:p text:style-name="P121"><text:span text:style-name="T121_1">The</text:span><text:span text:style-name="T121_2"><text:s/></text:span><text:span text:style-name="T121_3">RMS</text:span><text:span text:style-name="T121_4"><text:s/></text:span><text:span text:style-name="T121_5">Error</text:span><text:span text:style-name="T121_6"><text:s/>:<text:s/>0.04349423975708593</text:span></text:p>
      <text:p text:style-name="P122"><text:span text:style-name="T122_1"><text:s/></text:span><text:span text:style-name="T122_2">For</text:span><text:span text:style-name="T122_3"><text:s/></text:span><text:span text:style-name="T122_4">Pattern</text:span><text:span text:style-name="T122_5"><text:s/></text:span><text:span text:style-name="T122_6">number</text:span><text:span text:style-name="T122_7"><text:s/>25<text:s/></text:span><text:span text:style-name="T122_8">with</text:span><text:span text:style-name="T122_9"><text:s/></text:span><text:span text:style-name="T122_10">inputs</text:span><text:span text:style-name="T122_11">(</text:span><text:span text:style-name="T122_12">coordinates</text:span><text:span text:style-name="T122_13">)<text:s/>:<text:s/></text:span></text:p>
      <text:p text:style-name="P123"><text:span text:style-name="T123_1">535.45<text:s text:c="2"/>535.04<text:s text:c="2"/>535.03<text:s text:c="2"/>532.33<text:s text:c="2"/>531.04<text:s text:c="2"/>525.48<text:s text:c="2"/></text:span></text:p>
      <text:p text:style-name="P124"><text:span text:style-name="T124_1">The</text:span><text:span text:style-name="T124_2"><text:s/></text:span><text:span text:style-name="T124_3">computed</text:span><text:span text:style-name="T124_4"><text:s/></text:span><text:span text:style-name="T124_5">Output</text:span><text:span text:style-name="T124_6"><text:s/>(</text:span><text:span text:style-name="T124_7">pressures</text:span><text:span text:style-name="T124_8">)<text:s/></text:span><text:span text:style-name="T124_9">is</text:span><text:span text:style-name="T124_10"><text:s/>:<text:s/>0.6283062820214544<text:s text:c="2"/>1.0498201096002036<text:s text:c="2"/>1.0499999261378457<text:s text:c="2"/>0.6000001186400624<text:s text:c="2"/>1.0468417294433654<text:s text:c="2"/></text:span></text:p>
      <text:p text:style-name="P125"><text:span text:style-name="T125_1">The</text:span><text:span text:style-name="T125_2"><text:s/></text:span><text:span text:style-name="T125_3">desired</text:span><text:span text:style-name="T125_4"><text:s/></text:span><text:span text:style-name="T125_5">Output</text:span><text:span text:style-name="T125_6"><text:s/>(</text:span><text:span text:style-name="T125_7">pressures</text:span><text:span text:style-name="T125_8">)<text:s/></text:span><text:span text:style-name="T125_9">is</text:span><text:span text:style-name="T125_10"><text:s/>:<text:s/>0.69<text:s text:c="2"/>1.01<text:s text:c="2"/>0.84<text:s text:c="2"/>0.67<text:s text:c="2"/>1.01<text:s text:c="2"/></text:span></text:p>
      <text:p text:style-name="P126"><text:span text:style-name="T126_1">The</text:span><text:span text:style-name="T126_2"><text:s/></text:span><text:span text:style-name="T126_3">RMS</text:span><text:span text:style-name="T126_4"><text:s/></text:span><text:span text:style-name="T126_5">Error</text:span><text:span text:style-name="T126_6"><text:s/>:<text:s/>0.05574902136327266</text:span></text:p>
      <text:p text:style-name="P127"><text:span text:style-name="T127_1"><text:s/></text:span><text:span text:style-name="T127_2">For</text:span><text:span text:style-name="T127_3"><text:s/></text:span><text:span text:style-name="T127_4">Pattern</text:span><text:span text:style-name="T127_5"><text:s/></text:span><text:span text:style-name="T127_6">number</text:span><text:span text:style-name="T127_7"><text:s/>26<text:s/></text:span><text:span text:style-name="T127_8">with</text:span><text:span text:style-name="T127_9"><text:s/></text:span><text:span text:style-name="T127_10">inputs</text:span><text:span text:style-name="T127_11">(</text:span><text:span text:style-name="T127_12">coordinates</text:span><text:span text:style-name="T127_13">)<text:s/>:<text:s/></text:span></text:p>
      <text:p text:style-name="P128"><text:span text:style-name="T128_1">535.16<text:s text:c="2"/>534.78<text:s text:c="2"/>534.65<text:s text:c="2"/>531.4<text:s text:c="2"/>530.09<text:s text:c="2"/>524.67<text:s text:c="2"/></text:span></text:p>
      <text:p text:style-name="P129"><text:span text:style-name="T129_1">The</text:span><text:span text:style-name="T129_2"><text:s/></text:span><text:span text:style-name="T129_3">computed</text:span><text:span text:style-name="T129_4"><text:s/></text:span><text:span text:style-name="T129_5">Output</text:span><text:span text:style-name="T129_6"><text:s/>(</text:span><text:span text:style-name="T129_7">pressures</text:span><text:span text:style-name="T129_8">)<text:s/></text:span><text:span text:style-name="T129_9">is</text:span><text:span text:style-name="T129_10"><text:s/>:<text:s/>0.8814872820681816<text:s text:c="2"/>0.6034576579695274<text:s text:c="2"/>0.6006117876381449<text:s text:c="2"/>1.0344904828010812<text:s text:c="2"/>0.6096595496025736<text:s text:c="2"/></text:span></text:p>
      <text:p text:style-name="P130"><text:span text:style-name="T130_1">The</text:span><text:span text:style-name="T130_2"><text:s/></text:span><text:span text:style-name="T130_3">desired</text:span><text:span text:style-name="T130_4"><text:s/></text:span><text:span text:style-name="T130_5">Output</text:span><text:span text:style-name="T130_6"><text:s/>(</text:span><text:span text:style-name="T130_7">pressures</text:span><text:span text:style-name="T130_8">)<text:s/></text:span><text:span text:style-name="T130_9">is</text:span><text:span text:style-name="T130_10"><text:s/>:<text:s/>0.74<text:s text:c="2"/>0.6<text:s text:c="2"/>0.78<text:s text:c="2"/>0.6<text:s text:c="2"/>1.05<text:s text:c="2"/></text:span></text:p>
      <text:p text:style-name="P131"><text:span text:style-name="T131_1">The</text:span><text:span text:style-name="T131_2"><text:s/></text:span><text:span text:style-name="T131_3">RMS</text:span><text:span text:style-name="T131_4"><text:s/></text:span><text:span text:style-name="T131_5">Error</text:span><text:span text:style-name="T131_6"><text:s/>:<text:s/>0.43489242902098246</text:span></text:p>
      <text:p text:style-name="P132"><text:span text:style-name="T132_1"><text:s/></text:span><text:span text:style-name="T132_2">For</text:span><text:span text:style-name="T132_3"><text:s/></text:span><text:span text:style-name="T132_4">Pattern</text:span><text:span text:style-name="T132_5"><text:s/></text:span><text:span text:style-name="T132_6">number</text:span><text:span text:style-name="T132_7"><text:s/>27<text:s/></text:span><text:span text:style-name="T132_8">with</text:span><text:span text:style-name="T132_9"><text:s/></text:span><text:span text:style-name="T132_10">inputs</text:span><text:span text:style-name="T132_11">(</text:span><text:span text:style-name="T132_12">coordinates</text:span><text:span text:style-name="T132_13">)<text:s/>:<text:s/></text:span></text:p>
      <text:p text:style-name="P133"><text:span text:style-name="T133_1">537.16<text:s text:c="2"/>536.69<text:s text:c="2"/>536.7<text:s text:c="2"/>533.75<text:s text:c="2"/>532.36<text:s text:c="2"/>526.53<text:s text:c="2"/></text:span></text:p>
      <text:p text:style-name="P134"><text:span text:style-name="T134_1">The</text:span><text:span text:style-name="T134_2"><text:s/></text:span><text:span text:style-name="T134_3">computed</text:span><text:span text:style-name="T134_4"><text:s/></text:span><text:span text:style-name="T134_5">Output</text:span><text:span text:style-name="T134_6"><text:s/>(</text:span><text:span text:style-name="T134_7">pressures</text:span><text:span text:style-name="T134_8">)<text:s/></text:span><text:span text:style-name="T134_9">is</text:span><text:span text:style-name="T134_10"><text:s/>:<text:s/>1.0401576844142864<text:s text:c="2"/>1.0496869859383187<text:s text:c="2"/>0.7378285570998182<text:s text:c="2"/>0.6000000120424751<text:s text:c="2"/>0.6<text:s text:c="2"/></text:span></text:p>
      <text:p text:style-name="P135"><text:span text:style-name="T135_1">The</text:span><text:span text:style-name="T135_2"><text:s/></text:span><text:span text:style-name="T135_3">desired</text:span><text:span text:style-name="T135_4"><text:s/></text:span><text:span text:style-name="T135_5">Output</text:span><text:span text:style-name="T135_6"><text:s/>(</text:span><text:span text:style-name="T135_7">pressures</text:span><text:span text:style-name="T135_8">)<text:s/></text:span><text:span text:style-name="T135_9">is</text:span><text:span text:style-name="T135_10"><text:s/>:<text:s/>1.02<text:s text:c="2"/>0.88<text:s text:c="2"/>0.98<text:s text:c="2"/>0.63<text:s text:c="2"/>0.72<text:s text:c="2"/></text:span></text:p>
      <text:p text:style-name="P136"><text:span text:style-name="T136_1">The</text:span><text:span text:style-name="T136_2"><text:s/></text:span><text:span text:style-name="T136_3">RMS</text:span><text:span text:style-name="T136_4"><text:s/></text:span><text:span text:style-name="T136_5">Error</text:span><text:span text:style-name="T136_6"><text:s/>:<text:s/>0.10314701247158475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